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80000015F203881C8.jpg"/>
  <manifest:file-entry manifest:media-type="image/gif" manifest:full-path="Pictures/100002000000000B0000000BAD27F3FA.gif"/>
  <manifest:file-entry manifest:media-type="image/png" manifest:full-path="Pictures/1000020100000205000000B7174E35E1.png"/>
  <manifest:file-entry manifest:media-type="image/png" manifest:full-path="Pictures/10000201000000A50000002FC085EA40.png"/>
  <manifest:file-entry manifest:media-type="image/jpeg" manifest:full-path="Pictures/10000000000001680000015F9666B5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horizontallist" style:family="table">
      <style:table-properties style:width="6.925in" table:align="margins"/>
    </style:style>
    <style:style style:name="horizontallist.A" style:family="table-column">
      <style:table-column-properties style:column-width="2.0056in" style:rel-column-width="18979*"/>
    </style:style>
    <style:style style:name="horizontallist.B" style:family="table-column">
      <style:table-column-properties style:column-width="4.9194in" style:rel-column-width="46556*"/>
    </style:style>
    <style:style style:name="Table2" style:family="table">
      <style:table-properties style:width="6.925in" table:align="margins" fo:keep-with-next="always"/>
    </style:style>
    <style:style style:name="Table2.A" style:family="table-column">
      <style:table-column-properties style:column-width="1.3153in" style:rel-column-width="12447*"/>
    </style:style>
    <style:style style:name="Table2.B" style:family="table-column">
      <style:table-column-properties style:column-width="5.6097in" style:rel-column-width="53088*"/>
    </style:style>
    <style:style style:name="Table2.A1" style:family="table-cell">
      <style:table-cell-properties fo:padding="0.0382in" fo:border="none"/>
    </style:style>
    <style:style style:name="Table2.B1" style:family="table-cell">
      <style:table-cell-properties fo:background-color="transparent" fo:padding="0.0382in" fo:border="none">
        <style:background-image/>
      </style:table-cell-properties>
    </style:style>
    <style:style style:name="Table1" style:family="table">
      <style:table-properties style:width="6.925in" table:align="margins"/>
    </style:style>
    <style:style style:name="Table1.A" style:family="table-column">
      <style:table-column-properties style:column-width="2.9431in" style:rel-column-width="27851*"/>
    </style:style>
    <style:style style:name="Table1.B" style:family="table-column">
      <style:table-column-properties style:column-width="3.9819in" style:rel-column-width="37684*"/>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paragraph-properties fo:margin-left="0.4925in" fo:margin-right="0in" fo:text-indent="0in" style:auto-text-indent="false"/>
      <style:text-properties fo:font-weight="bold" style:font-weight-asian="bold" style:font-weight-complex="bold"/>
    </style:style>
    <style:style style:name="P4" style:family="paragraph" style:parent-style-name="Table_20_Contents">
      <style:paragraph-properties fo:margin-left="0.4925in" fo:margin-right="0in" fo:text-indent="0in" style:auto-text-indent="false"/>
      <style:text-properties fo:font-weight="bold" style:font-weight-asian="bold" style:font-weight-complex="bold"/>
    </style:style>
    <style:style style:name="P5" style:family="paragraph" style:parent-style-name="text-body">
      <style:paragraph-properties fo:break-before="pag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5"/>
    <style:style style:name="P10" style:family="paragraph" style:parent-style-name="Standard" style:list-style-name="L3">
      <style:paragraph-properties fo:margin-left="0in" fo:margin-right="0in" fo:text-indent="-0.25in" style:auto-text-indent="false"/>
    </style:style>
    <style:style style:name="P11" style:family="paragraph" style:parent-style-name="sect1" style:list-style-name=""/>
    <style:style style:name="P12" style:family="paragraph" style:parent-style-name="sect1">
      <style:paragraph-properties fo:break-before="page"/>
    </style:style>
    <style:style style:name="P13" style:family="paragraph" style:parent-style-name="sect2" style:list-style-name=""/>
    <style:style style:name="P14" style:family="paragraph" style:parent-style-name="sect2">
      <style:paragraph-properties fo:break-before="page"/>
    </style:style>
    <style:style style:name="P15" style:family="paragraph" style:parent-style-name="text-body" style:list-style-name="L4"/>
    <style:style style:name="T1" style:family="text">
      <style:text-properties fo:font-weight="bold" style:font-weight-asian="bold" style:font-weight-complex="bold"/>
    </style:style>
    <style:style style:name="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image text:level="2"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s>
      <text:p text:style-name="sect0">Foreman Virtual Machine Deployment Guide</text:p>
      <text:p text:style-name="cover-text"/>
      <text:h text:style-name="sect1" text:outline-level="1"><text:bookmark-start text:name="_foreman_virtual_machine_deployment"/>Foreman Virtual Machine Deployment<text:bookmark-end text:name="_foreman_virtual_machine_deployment"/></text:h>
      <text:p text:style-name="text-body">The deployment of the Foreman virtual machine is performed using the <text:span text:style-name="_2a__20_RA-File">deploy-foreman-vm.sh</text:span> script. This script creates a kickstart file and then excutes the<text:span text:style-name="_2a__20_RA-Software_20_Name"> virt-install</text:span> command to install the system.</text:p>
      <text:p text:style-name="text-body">The generated kickstart script performs the following steps.</text:p>
      <text:list xml:id="list8380355734860583227" text:style-name="L1">
        <text:list-item>
          <text:p text:style-name="P6">Partitions the system </text:p>
        </text:list-item>
        <text:list-item>
          <text:p text:style-name="P6">Sets SELinux to permissive mode </text:p>
        </text:list-item>
        <text:list-item>
          <text:p text:style-name="P6">Configures iptables to ensure the following services can pass traffic: http, https, dns, tftp, and port 8140:tcp. </text:p>
        </text:list-item>
        <text:list-item>
          <text:p text:style-name="P6">Configures the Foreman server to act as a NAT’d gateway between the provisioning network and the public network. </text:p>
        </text:list-item>
        <text:list-item>
          <text:p text:style-name="P6">Configures networking including the following: </text:p>
          <text:list>
            <text:list-item>
              <text:p text:style-name="P6">static IP addresses </text:p>
            </text:list-item>
            <text:list-item>
              <text:p text:style-name="P6">The gateway </text:p>
            </text:list-item>
            <text:list-item>
              <text:p text:style-name="P6">Name resolution </text:p>
            </text:list-item>
            <text:list-item>
              <text:p text:style-name="P6">NTP time service </text:p>
            </text:list-item>
          </text:list>
        </text:list-item>
      </text:list>
      <text:list xml:id="list2124637740582108515" text:style-name="L2">
        <text:list-item>
          <text:p text:style-name="P7">Registers the system using the Red Hat Subscription Manager </text:p>
        </text:list-item>
      </text:list>
      <text:list xml:id="list31746093" text:continue-list="list8380355734860583227" text:style-name="L1">
        <text:list-item>
          <text:p text:style-name="P6">Installs the Foreman installer. </text:p>
          <text:list>
            <text:list-item>
              <text:p text:style-name="P6">Configures the Foreman installer to not install the EPEL repository. </text:p>
            </text:list-item>
          </text:list>
        </text:list-item>
      </text:list>
      <text:h text:style-name="sect2" text:outline-level="2"><text:bookmark-start text:name="_setup"/>Setup<text:bookmark-end text:name="_setup"/></text:h>
      <text:p text:style-name="text-body">Make sure a copy of the ISO for the <text:span text:style-name="_2a__20_RA-Software_20_Name">Red Hat Enterprise Server 6 Installation DVD</text:span> is in the <text:span text:style-name="_2a__20_RA-File">/store/data/iso</text:span> directory</text:p>
      <text:p text:style-name="text-body">Copy the <text:span text:style-name="_2a__20_RA-File">deploy-foreman-vm.sh</text:span> script into the <text:span text:style-name="_2a__20_RA-File">/root</text:span> directory.</text:p>
      <text:h text:style-name="P13" text:outline-level="2"/>
      <text:h text:style-name="P14" text:outline-level="2"><text:bookmark-start text:name="_configuration"/>Configuration<text:bookmark-end text:name="_configuration"/></text:h>
      <text:p text:style-name="text-body">Create a configuration file in the<text:span text:style-name="_2a__20_RA-File"> /root</text:span> directory called <text:span text:style-name="_2a__20_RA-File">foreman.cfg</text:span>.</text:p>
      <text:p text:style-name="text-body">The file should look similar to the following file:</text:p>
      <text:p text:style-name="_2a__20_RA-Content">hostname foreman.example.org<text:line-break/>rootpassword changeme<text:line-break/>timezone America/Chicago<text:line-break/>smuser CHANGEME<text:line-break/>smpassword 'CHANGEME'<text:line-break/>smpool 6598fg09gdf980fgdfgdfg90fdgd80f9<text:line-break/><text:line-break/>gateway 10.19.143.254<text:line-break/>nameserver 10.19.143.247,10.19.143.248<text:line-break/>ntpserver 0.fedora.pool.ntp.org<text:line-break/><text:line-break/><text:line-break/># Iface <text:s text:c="4"/>IP <text:s text:c="14"/>NETMASK<text:line-break/>eth0 <text:s text:c="7"/>10.19.139.65 <text:s text:c="4"/>255.255.248.0<text:line-break/>eth1 <text:s text:c="7"/>172.44.139.65 <text:s text:c="3"/>255.255.255.0</text:p>
      <text:p text:style-name="text-body"/>
      <text:p text:style-name="text-body">The file contains the following configuration parameters: Set the following variables:</text:p>
      <table:table table:name="horizontallist" table:style-name="horizontallist">
        <table:table-column table:style-name="horizontallist.A"/>
        <table:table-column table:style-name="horizontallist.B"/>
        <table:table-row>
          <table:table-cell office:value-type="string">
            <text:p text:style-name="P3">hostname </text:p>
          </table:table-cell>
          <table:table-cell office:value-type="string">
            <text:p text:style-name="Standard">The FQDN of the server. </text:p>
          </table:table-cell>
        </table:table-row>
        <table:table-row>
          <table:table-cell office:value-type="string">
            <text:p text:style-name="P3">rootpassword </text:p>
          </table:table-cell>
          <table:table-cell office:value-type="string">
            <text:p text:style-name="Standard">The root user password for the system. </text:p>
          </table:table-cell>
        </table:table-row>
        <table:table-row>
          <table:table-cell office:value-type="string">
            <text:p text:style-name="P3">timezone </text:p>
          </table:table-cell>
          <table:table-cell office:value-type="string">
            <text:p text:style-name="Standard">The timezone the system is in. </text:p>
          </table:table-cell>
        </table:table-row>
        <table:table-row>
          <table:table-cell office:value-type="string">
            <text:p text:style-name="P3">smuser </text:p>
          </table:table-cell>
          <table:table-cell office:value-type="string">
            <text:p text:style-name="Standard">The user credential when registering with Subscription Manager. </text:p>
          </table:table-cell>
        </table:table-row>
        <table:table-row>
          <table:table-cell office:value-type="string">
            <text:p text:style-name="P3">smpassword </text:p>
          </table:table-cell>
          <table:table-cell office:value-type="string">
            <text:p text:style-name="Standard">The user password when registering with Subscription Manager. The password must be enclosed in single quotes if it contains certain special characters. </text:p>
          </table:table-cell>
        </table:table-row>
        <table:table-row>
          <table:table-cell office:value-type="string">
            <text:p text:style-name="P3">smpool </text:p>
          </table:table-cell>
          <table:table-cell office:value-type="string">
            <text:p text:style-name="Standard">The pool ID used when attaching the system to an entitlement. </text:p>
          </table:table-cell>
        </table:table-row>
        <table:table-row>
          <table:table-cell office:value-type="string">
            <text:p text:style-name="P3">gateway </text:p>
          </table:table-cell>
          <table:table-cell office:value-type="string">
            <text:p text:style-name="Standard">The default gateway for the system. </text:p>
          </table:table-cell>
        </table:table-row>
        <table:table-row>
          <table:table-cell office:value-type="string">
            <text:p text:style-name="P3">nameserver </text:p>
          </table:table-cell>
          <table:table-cell office:value-type="string">
            <text:p text:style-name="Standard">A comma separated list of nameserver IP addresses. </text:p>
          </table:table-cell>
        </table:table-row>
        <table:table-row>
          <table:table-cell office:value-type="string">
            <text:p text:style-name="P3">ntpserver </text:p>
          </table:table-cell>
          <table:table-cell office:value-type="string">
            <text:p text:style-name="Standard">A comma separated list of time servers. This can be IP addresses or FQDNs. </text:p>
          </table:table-cell>
        </table:table-row>
      </table:table>
      <text:p text:style-name="text-body"/>
      <text:p text:style-name="P5">The following parameters must be specified after all the other parameters.</text:p>
      <table:table table:name="Table2" table:style-name="Table2">
        <table:table-column table:style-name="Table2.A"/>
        <table:table-column table:style-name="Table2.B"/>
        <table:table-row>
          <table:table-cell table:style-name="Table2.A1" office:value-type="string">
            <text:p text:style-name="P4">eth0</text:p>
          </table:table-cell>
          <table:table-cell table:style-name="Table2.B1" office:value-type="string">
            <text:list xml:id="list5830912825931606223" text:style-name="L3">
              <text:list-header>
                <text:p text:style-name="P10">This line specifies the IP address and network mask for the eth0 interface. The line begins with eth0 followed by at least one space and then the IP address, followed by another set of spaces and then the network mask. </text:p>
              </text:list-header>
            </text:list>
          </table:table-cell>
        </table:table-row>
        <table:table-row>
          <table:table-cell table:style-name="Table2.A1" office:value-type="string">
            <text:p text:style-name="P4">eth1</text:p>
          </table:table-cell>
          <table:table-cell table:style-name="Table2.A1" office:value-type="string">
            <text:list xml:id="list31724291" text:continue-numbering="true" text:style-name="L3">
              <text:list-header>
                <text:p text:style-name="P10">This line specifies the IP address and network mask for the eth1 interface. The line begins with eth1 followed by at least one space and then the IP address, followed by another set of spaces and then the network mask. </text:p>
              </text:list-header>
            </text:list>
          </table:table-cell>
        </table:table-row>
      </table:table>
      <text:list xml:id="list31749034" text:continue-numbering="true" text:style-name="L3">
        <text:list-header>
          <text:p text:style-name="P8"/>
        </text:list-header>
      </text:list>
      <text:h text:style-name="sect2" text:outline-level="2"><text:bookmark-start text:name="_installing_the_foreman_virtual_machine"/>Installing the Foreman Virtual Machine<text:bookmark-end text:name="_installing_the_foreman_virtual_machine"/></text:h>
      <text:p text:style-name="text-body">To install the Foreman virtual machine, invoke the <text:span text:style-name="_2a__20_RA-File">deploy-foreman-vm.sh</text:span> script. Pass <text:span text:style-name="_2a__20_RA-File">foreman.cfg</text:span> as the first parameter and the full path to the Red Hat Enterprise Server 6 Installation media as the second option.</text:p>
      <text:p text:style-name="_2a__20_RA-Code"># ./deploy-foreman-vm.sh foreman.cfg /store/data/iso/rhel-server-6.5-x86_64-dvd.iso<text:line-break/><text:line-break/>Starting install...<text:line-break/>Retrieving file .treeinfo... <text:s text:c="70"/>| 3.2 kB <text:s/>00:00:00<text:line-break/>Retrieving file vmlinuz... <text:s text:c="72"/>| 7.9 MB <text:s/>00:00:00<text:line-break/>Retrieving file initrd.img... <text:s text:c="69"/>| <text:s/>64 MB <text:s/>00:00:00<text:line-break/>Creating storage file foreman.img <text:s text:c="65"/>| <text:s/>16 GB <text:s/>00:00:00<text:line-break/>Creating domain... <text:s text:c="80"/>| <text:s text:c="3"/>0 B <text:s/>00:00:00<text:line-break/>Domain installation still in progress. You can reconnect to<text:line-break/>the console to complete the installation process.</text:p>
      <text:p text:style-name="text-body"/>
      <text:p text:style-name="text-body">The installation will begin, but no console will be displayed. To display the console, make sure you are logged into a GUI environment, open a terminal and type<text:span text:style-name="_2a__20_RA-Software_20_Name"> virt-viewer foreman</text:span>.</text:p>
      <text:p text:style-name="text-body">Note that if you are connected to the Foreman server using a Windows system, you need to install<text:span text:style-name="_2a__20_RA-Software_20_Name"> Xwin Server</text:span> before executing <text:span text:style-name="_2a__20_RA-Software_20_Name">virt-viewer foreman</text:span>.</text:p>
      <text:p text:style-name="text-body">A console for the Foreman virtual machine will open.</text:p>
      <text:p text:style-name="text-body">After the virtual machine completes the installation, it will power itself off.</text:p>
      <text:p text:style-name="text-body"/>
      <text:p text:style-name="P5">The power state of the virtual machine can be viewed using the <text:span text:style-name="_2a__20_RA-Software_20_Name">virsh list --all</text:span> command.</text:p>
      <text:p text:style-name="_2a__20_RA-Code"># virsh list --all<text:line-break/> Id <text:s text:c="3"/>Name <text:s text:c="26"/>State<text:line-break/> ----------------------------------------------------<text:line-break/> 2 <text:s text:c="4"/>foreman <text:s text:c="23"/>running<text:line-break/></text:p>
      <text:p text:style-name="text-body"/>
      <text:p text:style-name="text-body">The virtual machine can be started using the following command:</text:p>
      <text:p text:style-name="_2a__20_RA-Code"># virsh start foreman</text:p>
      <text:p text:style-name="Text_20_body"/>
      <text:h text:style-name="sect2" text:outline-level="2"><text:bookmark-start text:name="_installing_foreman"/>Installing Foreman<text:bookmark-end text:name="_installing_foreman"/></text:h>
      <text:p text:style-name="text-body">To install Foreman, log into the Foreman virtual machine and execute the <text:span text:style-name="_2a__20_RA-File">foreman_server.sh</text:span> script that is located in the <text:span text:style-name="_2a__20_RA-File">/usr/share/openstack-foreman-installer/bin</text:span> directory.</text:p>
      <text:p text:style-name="text-body">You must execute the script from the <text:span text:style-name="_2a__20_RA-File">/usr/share/openstack-foreman-installer/bin</text:span> directory. The <text:span text:style-name="_2a__20_RA-Variable_20_Data">FOREMAN_PROVISIONING</text:span>, <text:span text:style-name="_2a__20_RA-Variable_20_Data">FOREMAN_GATEWAY</text:span>, and <text:span text:style-name="_2a__20_RA-Variable_20_Data">PROVISIONING_INTERFACE</text:span> variables should also be set.</text:p>
      <table:table table:name="Table1" table:style-name="Table1">
        <table:table-column table:style-name="Table1.A"/>
        <table:table-column table:style-name="Table1.B"/>
        <table:table-row>
          <table:table-cell office:value-type="string">
            <text:p text:style-name="P3">FOREMAN_PROVISIONING </text:p>
          </table:table-cell>
          <table:table-cell office:value-type="string">
            <text:p text:style-name="Standard">Provisioning is enabled if set to true. </text:p>
          </table:table-cell>
        </table:table-row>
        <table:table-row>
          <table:table-cell office:value-type="string">
            <text:p text:style-name="P3">FOREMAN_GATEWAY </text:p>
          </table:table-cell>
          <table:table-cell office:value-type="string">
            <text:p text:style-name="Standard">This defines the gateway of the provisioned hosts. Set it to the ip address of the Foreman servers provisioning interface if the Foreman server will act as a gateway. </text:p>
          </table:table-cell>
        </table:table-row>
        <table:table-row>
          <table:table-cell office:value-type="string">
            <text:p text:style-name="P3">PROVISIONING_INTERFACE </text:p>
          </table:table-cell>
          <table:table-cell office:value-type="string">
            <text:p text:style-name="Standard">The interface used for provisioning. </text:p>
          </table:table-cell>
        </table:table-row>
      </table:table>
      <text:p text:style-name="Text_20_body"/>
      <text:p text:style-name="_2a__20_RA-Code"># cd /usr/share/openstack-foreman-installer/bin<text:line-break/># FOREMAN_PROVISIONING=true FOREMAN_GATEWAY=172.44.139.65 PROVISIONING_INTERFACE=eth1 ./foreman_server.sh 2&gt;&amp;1 | tee /root/foreman_server.out</text:p>
      <text:p text:style-name="text-body"/>
      <text:p text:style-name="text-body">The Foreman installation can take a while.</text:p>
      <text:p text:style-name="text-body">After Foreman is installed, the Foreman interface can be accessed using a web browser.</text:p>
      <text:p text:style-name="text-body">The information within the Foreman interface may not be complete until the puppet agent on the Foreman server runs.</text:p>
      <text:p text:style-name="text-body">Waiting for the puppet agent to run can take up to 30 minutes. The agent can be manually run to speed up the process.</text:p>
      <text:p text:style-name="_2a__20_RA-Code"># puppet agent -t</text:p>
      <text:p text:style-name="Text_20_body"/>
      <text:h text:style-name="P13" text:outline-level="2"/>
      <text:h text:style-name="P14" text:outline-level="2"><text:bookmark-start text:name="_foreman_password"/>Foreman Password<text:bookmark-end text:name="_foreman_password"/></text:h>
      <text:p text:style-name="text-body">The Foreman installer creates a random password for the admin user. This password may no be displayed during installation, but can be reset using the <text:span text:style-name="_2a__20_RA-Software_20_Name">foreman-rake permission:reset</text:span> command.</text:p>
      <text:p text:style-name="_2a__20_RA-Code"># foreman-rake permissions:reset<text:line-break/>Reset to user: admin, password: 9FjczR82BtrNUX8y</text:p>
      <text:p text:style-name="text-body"/>
      <text:p text:style-name="text-body">Once known, the password can be set to a password of your choosing by logging into the Foreman interface using the admin account and generated password. </text:p>
      <text:list xml:id="list1485076192269410953" text:style-name="L4">
        <text:list-item>
          <text:p text:style-name="P15">Select the <text:span text:style-name="_2a__20_RA-UI_20_Element">Admin User</text:span> dropdown on the top right of the window.</text:p>
        </text:list-item>
      </text:list>
      <text:list xml:id="list255228647915382322" text:style-name="L5">
        <text:list-item>
          <text:p text:style-name="P9">Enter a new password of your choosing in the <text:span text:style-name="_2a__20_RA-UI_20_Element">Password</text:span> and <text:span text:style-name="_2a__20_RA-UI_20_Element">Verify</text:span> fields. </text:p>
        </text:list-item>
        <text:list-item>
          <text:p text:style-name="P9">Select <text:span text:style-name="_2a__20_RA-UI_20_Element">Submit</text:span> </text:p>
        </text:list-item>
      </text:list>
      <text:p text:style-name="text-body">After resetting the Foreman password, make sure the <text:span text:style-name="_2a__20_RA-UI_20_Element">options.password</text:span> entry in the <text:span text:style-name="_2a__20_RA-File">/usr/share/openstack-foreman-installer/bin/quickstack_defaults.rb</text:span> file is set correctly.</text:p>
      <text:p text:style-name="_2a__20_RA-Content"><text:s text:c="4"/>options.password = '9FjczR82BtrNUX8y'<text:line-break/> <text:s text:c="3"/>options.username = 'admin'</text:p>
      <text:p text:style-name="Text_20_body"/>
      <text:h text:style-name="sect2" text:outline-level="2"><text:bookmark-start text:name="_next_steps"/>Next Steps<text:bookmark-end text:name="_next_steps"/></text:h>
      <text:p text:style-name="text-body">After the Foreman virtual machine is installed and the Foreman installer is executed, the Foreman instance must be configured for the environment.</text:p>
      <text:p text:style-name="text-body">Follow the applicable Foreman Configuration Guide.</text:p>
      <text:h text:style-name="P11" text:outline-level="1"/>
      <text:h text:style-name="P12" text:outline-level="1"><text:bookmark-start text:name="_deploy_foreman_vm_sh"/>deploy-foreman-vm.sh<text:bookmark-end text:name="_deploy_foreman_vm_sh"/></text:h>
      <text:p text:style-name="_2a__20_RA-Content">#! /bin/bash</text:p>
      <text:p text:style-name="_2a__20_RA-Content"/>
      <text:p text:style-name="_2a__20_RA-Content">[[ ${#@} != 2 ]] &amp;&amp; echo "This script requires two parameters, a configuration file as the first parameter and the location of the installation ISO as the second parameter." &amp;&amp; exit</text:p>
      <text:p text:style-name="_2a__20_RA-Content"/>
      <text:p text:style-name="_2a__20_RA-Content">cfg_file=$1</text:p>
      <text:p text:style-name="_2a__20_RA-Content">location=$2</text:p>
      <text:p text:style-name="_2a__20_RA-Content"/>
      <text:p text:style-name="_2a__20_RA-Content">cat &lt;&lt;'EOFKS' &gt; /tmp/foreman.ks</text:p>
      <text:p text:style-name="_2a__20_RA-Content"/>
      <text:p text:style-name="_2a__20_RA-Content">install</text:p>
      <text:p text:style-name="_2a__20_RA-Content">text</text:p>
      <text:p text:style-name="_2a__20_RA-Content">cdrom</text:p>
      <text:p text:style-name="_2a__20_RA-Content">reboot</text:p>
      <text:p text:style-name="_2a__20_RA-Content"/>
      <text:p text:style-name="_2a__20_RA-Content"># Partitioning</text:p>
      <text:p text:style-name="_2a__20_RA-Content">zerombr</text:p>
      <text:p text:style-name="_2a__20_RA-Content">clearpart --all</text:p>
      <text:p text:style-name="_2a__20_RA-Content">bootloader --location=mbr</text:p>
      <text:p text:style-name="_2a__20_RA-Content"/>
      <text:p text:style-name="_2a__20_RA-Content">part /boot --fstype=ext4 --size=500</text:p>
      <text:p text:style-name="_2a__20_RA-Content">part pv.01 --size=8192 --grow</text:p>
      <text:p text:style-name="_2a__20_RA-Content"/>
      <text:p text:style-name="_2a__20_RA-Content">volgroup VolGroup --pesize=4096 pv.01</text:p>
      <text:p text:style-name="_2a__20_RA-Content"/>
      <text:p text:style-name="_2a__20_RA-Content">logvol / --fstype=ext4 --name=lv_root --vgname=VolGroup --grow --size=1024</text:p>
      <text:p text:style-name="_2a__20_RA-Content">logvol swap --name=lv_swap --vgname=VolGroup --size=1024</text:p>
      <text:p text:style-name="_2a__20_RA-Content"/>
      <text:p text:style-name="_2a__20_RA-Content">%include /tmp/ks_include.txt</text:p>
      <text:p text:style-name="_2a__20_RA-Content"/>
      <text:p text:style-name="_2a__20_RA-Content">keyboard us</text:p>
      <text:p text:style-name="_2a__20_RA-Content">lang en_US.UTF-8</text:p>
      <text:p text:style-name="_2a__20_RA-Content"/>
      <text:p text:style-name="_2a__20_RA-Content">auth --enableshadow --passalgo=sha512</text:p>
      <text:p text:style-name="_2a__20_RA-Content"/>
      <text:p text:style-name="_2a__20_RA-Content">skipx</text:p>
      <text:p text:style-name="_2a__20_RA-Content">firstboot --disable</text:p>
      <text:p text:style-name="_2a__20_RA-Content"/>
      <text:p text:style-name="_2a__20_RA-Content">%packages</text:p>
      <text:p text:style-name="_2a__20_RA-Content">@base</text:p>
      <text:p text:style-name="_2a__20_RA-Content">@core</text:p>
      <text:p text:style-name="_2a__20_RA-Content">@fonts</text:p>
      <text:p text:style-name="_2a__20_RA-Content">@input-methods</text:p>
      <text:p text:style-name="_2a__20_RA-Content">@internet-browser</text:p>
      <text:p text:style-name="_2a__20_RA-Content">@remote-desktop-clients</text:p>
      <text:p text:style-name="_2a__20_RA-Content">ntp</text:p>
      <text:p text:style-name="_2a__20_RA-Content">ntpdate</text:p>
      <text:p text:style-name="_2a__20_RA-Content">yum-plugin-versionlock</text:p>
      <text:p text:style-name="_2a__20_RA-Content">%end</text:p>
      <text:p text:style-name="_2a__20_RA-Content"/>
      <text:p text:style-name="_2a__20_RA-Content">%pre --log /tmp/foreman-pre.log</text:p>
      <text:p text:style-name="_2a__20_RA-Content">EOFKS</text:p>
      <text:p text:style-name="_2a__20_RA-Content"><text:soft-page-break/></text:p>
      <text:p text:style-name="_2a__20_RA-Content"/>
      <text:p text:style-name="_2a__20_RA-Content">{ </text:p>
      <text:p text:style-name="_2a__20_RA-Content">ntp=""</text:p>
      <text:p text:style-name="_2a__20_RA-Content"/>
      <text:p text:style-name="_2a__20_RA-Content">while read iface ip mask bridge</text:p>
      <text:p text:style-name="_2a__20_RA-Content">do</text:p>
      <text:p text:style-name="_2a__20_RA-Content"><text:s text:c="2"/>flag=""</text:p>
      <text:p text:style-name="_2a__20_RA-Content"/>
      <text:p text:style-name="_2a__20_RA-Content"><text:s text:c="2"/>[[ ${iface} == rootpassword ]] &amp;&amp; echo "echo rootpw ${ip} &gt;&gt; /tmp/ks_include.txt"</text:p>
      <text:p text:style-name="_2a__20_RA-Content"><text:s text:c="2"/>[[ ${iface} == timezone ]] &amp;&amp; echo "echo timezone ${ip} --utc &gt;&gt; /tmp/ks_include.txt"</text:p>
      <text:p text:style-name="_2a__20_RA-Content"/>
      <text:p text:style-name="_2a__20_RA-Content"><text:s text:c="2"/>[[ ${iface} == hostname ]] &amp;&amp; {</text:p>
      <text:p text:style-name="_2a__20_RA-Content"><text:s text:c="4"/>HostName=${ip} </text:p>
      <text:p text:style-name="_2a__20_RA-Content"><text:s text:c="4"/>echo "echo HostName=${ip} &gt;&gt; /tmp/ks_post_include.txt"</text:p>
      <text:p text:style-name="_2a__20_RA-Content"><text:s text:c="4"/>}</text:p>
      <text:p text:style-name="_2a__20_RA-Content"/>
      <text:p text:style-name="_2a__20_RA-Content"><text:s text:c="2"/>[[ ${iface} == nameserver ]] &amp;&amp; {</text:p>
      <text:p text:style-name="_2a__20_RA-Content"><text:s text:c="4"/>NameServers=${ip} </text:p>
      <text:p text:style-name="_2a__20_RA-Content"><text:s text:c="4"/>echo "echo NameServers=${ip} &gt;&gt; /tmp/ks_post_include.txt"</text:p>
      <text:p text:style-name="_2a__20_RA-Content"><text:s text:c="4"/>}</text:p>
      <text:p text:style-name="_2a__20_RA-Content"/>
      <text:p text:style-name="_2a__20_RA-Content"><text:s text:c="2"/>[[ ${iface} == gateway ]] &amp;&amp; Gateway=${ip} </text:p>
      <text:p text:style-name="_2a__20_RA-Content"/>
      <text:p text:style-name="_2a__20_RA-Content"><text:s text:c="2"/>[[ ${iface} == ntpserver ]] &amp;&amp; echo "echo NTPServer=${ip} &gt;&gt; /tmp/ks_post_include.txt"</text:p>
      <text:p text:style-name="_2a__20_RA-Content"><text:s text:c="2"/>[[ ${iface} == smuser ]] &amp;&amp; echo "echo SMUser=${ip} &gt;&gt; /tmp/ks_post_include.txt"</text:p>
      <text:p text:style-name="_2a__20_RA-Content"><text:s text:c="2"/>[[ ${iface} == smpassword ]] &amp;&amp; echo "echo SMPassword=\'${ip}\' &gt;&gt; /tmp/ks_post_include.txt"</text:p>
      <text:p text:style-name="_2a__20_RA-Content"><text:s text:c="2"/>[[ ${iface} == smpool ]] &amp;&amp; echo "echo SMPool=${ip} &gt;&gt; /tmp/ks_post_include.txt"</text:p>
      <text:p text:style-name="_2a__20_RA-Content"/>
      <text:p text:style-name="_2a__20_RA-Content"><text:s text:c="2"/>[[ ${iface} == smproxy ]] &amp;&amp; echo "echo SMProxy=${ip} &gt;&gt; /tmp/ks_post_include.txt"</text:p>
      <text:p text:style-name="_2a__20_RA-Content"><text:s text:c="2"/>[[ ${iface} == smproxyuser ]] &amp;&amp; echo "echo SMProxyUser=${ip} &gt;&gt; /tmp/ks_post_include.txt"</text:p>
      <text:p text:style-name="_2a__20_RA-Content"><text:s text:c="2"/>[[ ${iface} == smproxypassword ]] &amp;&amp; echo "echo SMProxyPassword=${ip} &gt;&gt; /tmp/ks_post_include.txt"</text:p>
      <text:p text:style-name="_2a__20_RA-Content"/>
      <text:p text:style-name="_2a__20_RA-Content"><text:s text:c="2"/>[[ ${iface} == eth0 ]] &amp;&amp; { </text:p>
      <text:p text:style-name="_2a__20_RA-Content"><text:s text:c="4"/>echo "echo network --activate --onboot=true --noipv6 --device=${iface} --bootproto=static --ip=${ip} --netmask=${mask} --hostname=${HostName} --gateway=${Gateway} --nameserver=${NameServers} &gt;&gt; /tmp/ks_include.txt"</text:p>
      <text:p text:style-name="_2a__20_RA-Content"><text:s text:c="4"/>}</text:p>
      <text:p text:style-name="_2a__20_RA-Content"/>
      <text:p text:style-name="_2a__20_RA-Content"><text:s text:c="2"/>[[ ${iface} == eth1 ]] &amp;&amp; { </text:p>
      <text:p text:style-name="_2a__20_RA-Content"><text:s text:c="4"/>echo "echo network --activate --onboot=true --noipv6 --device=${iface} --bootproto=static --ip=${ip} --netmask=${mask} &gt;&gt; /tmp/ks_include.txt"</text:p>
      <text:p text:style-name="_2a__20_RA-Content"><text:s text:c="4"/>}</text:p>
      <text:p text:style-name="_2a__20_RA-Content">done &lt;&lt;&lt; "$( grep -Ev "^#|^;|^\s*$" ${cfg_file} )"</text:p>
      <text:p text:style-name="_2a__20_RA-Content">} &gt;&gt; /tmp/foreman.ks</text:p>
      <text:p text:style-name="_2a__20_RA-Content"/>
      <text:p text:style-name="_2a__20_RA-Content"><text:soft-page-break/>cat &lt;&lt;'EOFKS' &gt;&gt; /tmp/foreman.ks</text:p>
      <text:p text:style-name="_2a__20_RA-Content">%end</text:p>
      <text:p text:style-name="_2a__20_RA-Content"/>
      <text:p text:style-name="_2a__20_RA-Content">%post --nochroot --logfile /root/foreman-post.log</text:p>
      <text:p text:style-name="_2a__20_RA-Content"># Copy the files created during the %pre section to /root of the installed system for later use.</text:p>
      <text:p text:style-name="_2a__20_RA-Content"><text:s text:c="2"/>cp -v /tmp/foreman-pre.log /mnt/sysimage/root</text:p>
      <text:p text:style-name="_2a__20_RA-Content"><text:s text:c="2"/>cp -v /tmp/ks_include.txt /mnt/sysimage/root</text:p>
      <text:p text:style-name="_2a__20_RA-Content"><text:s text:c="2"/>cp -v /tmp/ks_post_include.txt /mnt/sysimage/root</text:p>
      <text:p text:style-name="_2a__20_RA-Content">%end</text:p>
      <text:p text:style-name="_2a__20_RA-Content"/>
      <text:p text:style-name="_2a__20_RA-Content"/>
      <text:p text:style-name="_2a__20_RA-Content">%post</text:p>
      <text:p text:style-name="_2a__20_RA-Content"/>
      <text:p text:style-name="_2a__20_RA-Content">exec &lt; /dev/tty8 &gt; /dev/tty8</text:p>
      <text:p text:style-name="_2a__20_RA-Content">chvt 8</text:p>
      <text:p text:style-name="_2a__20_RA-Content"/>
      <text:p text:style-name="_2a__20_RA-Content">(</text:p>
      <text:p text:style-name="_2a__20_RA-Content"><text:s text:c="2"/># Source the variables from the %pre section</text:p>
      <text:p text:style-name="_2a__20_RA-Content"><text:s text:c="2"/>. /root/ks_post_include.txt</text:p>
      <text:p text:style-name="_2a__20_RA-Content"/>
      <text:p text:style-name="_2a__20_RA-Content"><text:s text:c="2"/># Configure name resolution</text:p>
      <text:p text:style-name="_2a__20_RA-Content"><text:s text:c="2"/>for ns in ${NameServers//,/ }</text:p>
      <text:p text:style-name="_2a__20_RA-Content"><text:s text:c="2"/>do</text:p>
      <text:p text:style-name="_2a__20_RA-Content"><text:s text:c="4"/>echo "nameserver ${ns}" &gt;&gt; /etc/resolv.conf</text:p>
      <text:p text:style-name="_2a__20_RA-Content"><text:s text:c="2"/>done</text:p>
      <text:p text:style-name="_2a__20_RA-Content"/>
      <text:p text:style-name="_2a__20_RA-Content"><text:s text:c="2"/>echo "$( ip addr show dev eth0 | awk '/inet / { print $2 }' | sed 's/\/.*//' ) <text:s/>${HostName}" &gt;&gt; /etc/hosts</text:p>
      <text:p text:style-name="_2a__20_RA-Content"/>
      <text:p text:style-name="_2a__20_RA-Content"><text:s text:c="2"/>echo "----------------------"</text:p>
      <text:p text:style-name="_2a__20_RA-Content"><text:s text:c="2"/>ip addr</text:p>
      <text:p text:style-name="_2a__20_RA-Content"><text:s text:c="2"/>echo "subscription-manager register --username ${SMUser} --password ********"</text:p>
      <text:p text:style-name="_2a__20_RA-Content"><text:s text:c="2"/>echo "----------------------"</text:p>
      <text:p text:style-name="_2a__20_RA-Content"/>
      <text:p text:style-name="_2a__20_RA-Content"># Register the system using Subscription Manager</text:p>
      <text:p text:style-name="_2a__20_RA-Content"><text:s text:c="2"/>[[ ${SMProxy} ]] &amp;&amp; {</text:p>
      <text:p text:style-name="_2a__20_RA-Content"><text:s text:c="4"/>ProxyInfo="--proxy ${SMProxy}"</text:p>
      <text:p text:style-name="_2a__20_RA-Content"/>
      <text:p text:style-name="_2a__20_RA-Content"><text:s text:c="4"/>[[ ${SMProxyUser} ]] &amp;&amp; ProxyInfo+=" --proxyuser ${SMProxyUser}"</text:p>
      <text:p text:style-name="_2a__20_RA-Content"><text:s text:c="4"/>[[ ${SMProxyPassword} ]] &amp;&amp; ProxyInfo+=" --proxypassword ${SMProxyPassword}"</text:p>
      <text:p text:style-name="_2a__20_RA-Content"><text:s text:c="4"/>}</text:p>
      <text:p text:style-name="_2a__20_RA-Content"/>
      <text:p text:style-name="_2a__20_RA-Content"><text:s text:c="2"/>subscription-manager register --username ${SMUser} --password ${SMPassword} ${ProxyInfo}</text:p>
      <text:p text:style-name="_2a__20_RA-Content"/>
      <text:p text:style-name="_2a__20_RA-Content"/>
      <text:p text:style-name="_2a__20_RA-Content"><text:s text:c="2"/>SMPool=""</text:p>
      <text:p text:style-name="_2a__20_RA-Content"/>
      <text:p text:style-name="_2a__20_RA-Content"><text:s text:c="2"/>[[ x${SMPool} = x ]] \</text:p>
      <text:p text:style-name="_2a__20_RA-Content"><text:s text:c="4"/>&amp;&amp; SMPool=$( subscription-manager list --available | awk '/OpenStack/,/Pool/ {pool = $3} END {print pool}' )</text:p>
      <text:p text:style-name="_2a__20_RA-Content"/>
      <text:p text:style-name="_2a__20_RA-Content"><text:soft-page-break/><text:s text:c="2"/>[[ -n ${SMPool} ]] \</text:p>
      <text:p text:style-name="_2a__20_RA-Content"><text:s text:c="4"/>&amp;&amp; subscription-manager attach --pool ${SMPool} \</text:p>
      <text:p text:style-name="_2a__20_RA-Content"><text:s text:c="4"/>|| ( echo "Could not find an OpenStack pool to attach to. - Auto-attaching to any pool." \</text:p>
      <text:p text:style-name="_2a__20_RA-Content"><text:s text:c="9"/>subscription-manager attach --auto</text:p>
      <text:p text:style-name="_2a__20_RA-Content"><text:s text:c="9"/>)</text:p>
      <text:p text:style-name="_2a__20_RA-Content"/>
      <text:p text:style-name="_2a__20_RA-Content"/>
      <text:p text:style-name="_2a__20_RA-Content"><text:s text:c="2"/># Disable all enabled repositories</text:p>
      <text:p text:style-name="_2a__20_RA-Content"><text:s text:c="2"/>for repo in $( yum repolist all | awk '/enabled:/ { print $1}' )</text:p>
      <text:p text:style-name="_2a__20_RA-Content"><text:s text:c="2"/>do</text:p>
      <text:p text:style-name="_2a__20_RA-Content"><text:s text:c="4"/>yum-config-manager --disable ${repo} | grep -E "^\[|^enabled"</text:p>
      <text:p text:style-name="_2a__20_RA-Content"><text:s text:c="2"/>done</text:p>
      <text:p text:style-name="_2a__20_RA-Content"/>
      <text:p text:style-name="_2a__20_RA-Content"><text:s text:c="2"/># Enable only the repositories we need</text:p>
      <text:p text:style-name="_2a__20_RA-Content"><text:s text:c="2"/>yum-config-manager --enable rhel-6-server-rpms \</text:p>
      <text:p text:style-name="_2a__20_RA-Content"><text:s text:c="4"/>rhel-6-server-openstack-foreman-rpms \</text:p>
      <text:p text:style-name="_2a__20_RA-Content"><text:s text:c="4"/>rhel-server-rhscl-6-rpms</text:p>
      <text:p text:style-name="_2a__20_RA-Content"/>
      <text:p text:style-name="_2a__20_RA-Content"><text:s text:c="2"/>mkdir /tmp/mnt</text:p>
      <text:p text:style-name="_2a__20_RA-Content"><text:s text:c="2"/>mount /dev/floppy /tmp/mnt</text:p>
      <text:p text:style-name="_2a__20_RA-Content"><text:s text:c="2"/>[[ -e /tmp/mnt/versionlock.list ]] &amp;&amp; {</text:p>
      <text:p text:style-name="_2a__20_RA-Content"><text:s text:c="4"/>cp /tmp/mnt/versionlock.list /etc/yum/pluginconf.d</text:p>
      <text:p text:style-name="_2a__20_RA-Content"><text:s text:c="4"/>chmod 644 /etc/yum/pluginconf.d/versionlock.list</text:p>
      <text:p text:style-name="_2a__20_RA-Content"><text:s text:c="4"/>}</text:p>
      <text:p text:style-name="_2a__20_RA-Content"><text:s text:c="2"/>umount /tmp/mnt</text:p>
      <text:p text:style-name="_2a__20_RA-Content"/>
      <text:p text:style-name="_2a__20_RA-Content"><text:s text:c="2"/>yum -y install openstack-foreman-installer</text:p>
      <text:p text:style-name="_2a__20_RA-Content"/>
      <text:p text:style-name="_2a__20_RA-Content"><text:s text:c="2"/>yum -y update</text:p>
      <text:p text:style-name="_2a__20_RA-Content"/>
      <text:p text:style-name="_2a__20_RA-Content"><text:s text:c="2"/># Firewall rules to allow traffic for the http, https, dns, and tftp services and tcp port 8140.</text:p>
      <text:p text:style-name="_2a__20_RA-Content"><text:s text:c="2"/># Also accept all traffic from eth1 to pass through to eth0 and become NAT'd on the way out of eth0.</text:p>
      <text:p text:style-name="_2a__20_RA-Content"/>
      <text:p text:style-name="_2a__20_RA-Content"><text:s text:c="2"/>cat &lt;&lt;EOIP &gt; /etc/sysconfig/iptables</text:p>
      <text:p text:style-name="_2a__20_RA-Content">*nat</text:p>
      <text:p text:style-name="_2a__20_RA-Content">:PREROUTING ACCEPT [0:0]</text:p>
      <text:p text:style-name="_2a__20_RA-Content">:OUTPUT ACCEPT [0:0]</text:p>
      <text:p text:style-name="_2a__20_RA-Content">:POSTROUTING ACCEPT [0:0]</text:p>
      <text:p text:style-name="_2a__20_RA-Content">-A POSTROUTING -o eth0 -j MASQUERADE</text:p>
      <text:p text:style-name="_2a__20_RA-Content">COMMIT</text:p>
      <text:p text:style-name="_2a__20_RA-Content">*filter</text:p>
      <text:p text:style-name="_2a__20_RA-Content">:INPUT ACCEPT [0:0]</text:p>
      <text:p text:style-name="_2a__20_RA-Content">:FORWARD ACCEPT [0:0]</text:p>
      <text:p text:style-name="_2a__20_RA-Content">:OUTPUT ACCEPT [0:0]</text:p>
      <text:p text:style-name="_2a__20_RA-Content">-A INPUT -m state --state ESTABLISHED,RELATED -j ACCEPT</text:p>
      <text:p text:style-name="_2a__20_RA-Content">-A INPUT -p icmp -j ACCEPT</text:p>
      <text:p text:style-name="_2a__20_RA-Content">-A INPUT -i lo -j ACCEPT</text:p>
      <text:p text:style-name="_2a__20_RA-Content">-A INPUT -i eth1 -j ACCEPT</text:p>
      <text:p text:style-name="_2a__20_RA-Content">-A INPUT -m state --state NEW -m tcp -p tcp --dport 22 -j ACCEPT</text:p>
      <text:p text:style-name="_2a__20_RA-Content">-A INPUT -m state --state NEW -m tcp -p tcp --dport 80 -j ACCEPT</text:p>
      <text:p text:style-name="_2a__20_RA-Content">-A INPUT -m state --state NEW -m tcp -p tcp --dport 443 -j ACCEPT</text:p>
      <text:p text:style-name="_2a__20_RA-Content">-A INPUT -m state --state NEW -m tcp -p tcp --dport 53 -j ACCEPT</text:p>
      <text:p text:style-name="_2a__20_RA-Content"><text:soft-page-break/>-A INPUT -m state --state NEW -m udp -p udp --dport 53 -j ACCEPT</text:p>
      <text:p text:style-name="_2a__20_RA-Content">-A INPUT -m state --state NEW -m udp -p udp --dport 69 -j ACCEPT</text:p>
      <text:p text:style-name="_2a__20_RA-Content">-A INPUT -m state --state NEW -m tcp -p tcp --dport 8140 -j ACCEPT</text:p>
      <text:p text:style-name="_2a__20_RA-Content">-A FORWARD -m state --state ESTABLISHED,RELATED -j ACCEPT</text:p>
      <text:p text:style-name="_2a__20_RA-Content">-A FORWARD -p icmp -j ACCEPT</text:p>
      <text:p text:style-name="_2a__20_RA-Content">-A FORWARD -i lo -j ACCEPT</text:p>
      <text:p text:style-name="_2a__20_RA-Content">-A FORWARD -i eth1 -j ACCEPT</text:p>
      <text:p text:style-name="_2a__20_RA-Content">-A FORWARD -o eth0 -j ACCEPT</text:p>
      <text:p text:style-name="_2a__20_RA-Content">-A INPUT -j REJECT --reject-with icmp-host-prohibited</text:p>
      <text:p text:style-name="_2a__20_RA-Content">-A FORWARD -j REJECT --reject-with icmp-host-prohibited</text:p>
      <text:p text:style-name="_2a__20_RA-Content">COMMIT</text:p>
      <text:p text:style-name="_2a__20_RA-Content">EOIP</text:p>
      <text:p text:style-name="_2a__20_RA-Content"/>
      <text:p text:style-name="_2a__20_RA-Content"/>
      <text:p text:style-name="_2a__20_RA-Content"><text:s text:c="2"/>sed -i -e "s/^SELINUX=.*/SELINUX=permissive/" /etc/selinux/config</text:p>
      <text:p text:style-name="_2a__20_RA-Content"/>
      <text:p text:style-name="_2a__20_RA-Content"><text:s text:c="2"/>sed -i -e "/^net.ipv4.ip_forward/d" /etc/sysctl.conf</text:p>
      <text:p text:style-name="_2a__20_RA-Content"><text:s text:c="2"/>echo "net.ipv4.ip_forward = 1" &gt;&gt; /etc/sysctl.conf</text:p>
      <text:p text:style-name="_2a__20_RA-Content"><text:s text:c="2"/>sysctl -p</text:p>
      <text:p text:style-name="_2a__20_RA-Content"/>
      <text:p text:style-name="_2a__20_RA-Content"/>
      <text:p text:style-name="_2a__20_RA-Content"><text:s text:c="2"/># Configure the ntp daemon</text:p>
      <text:p text:style-name="_2a__20_RA-Content"><text:s text:c="2"/>chkconfig ntpd on</text:p>
      <text:p text:style-name="_2a__20_RA-Content"><text:s text:c="2"/>sed -i -e "/^server /d" /etc/ntp.conf</text:p>
      <text:p text:style-name="_2a__20_RA-Content"/>
      <text:p text:style-name="_2a__20_RA-Content"><text:s text:c="2"/>for ntps in ${NTPServers//,/ }</text:p>
      <text:p text:style-name="_2a__20_RA-Content"><text:s text:c="2"/>do</text:p>
      <text:p text:style-name="_2a__20_RA-Content"><text:s text:c="4"/>echo "server ${ntps}" &gt;&gt; /etc/ntp.conf</text:p>
      <text:p text:style-name="_2a__20_RA-Content"><text:s text:c="2"/>done</text:p>
      <text:p text:style-name="_2a__20_RA-Content"/>
      <text:p text:style-name="_2a__20_RA-Content"/>
      <text:p text:style-name="_2a__20_RA-Content"><text:s text:c="2"/>sed -i "/^class.*'foreman'.*/aconfigure_epel_repo =&gt; false," /usr/share/openstack-foreman-installer/bin/foreman_server.sh</text:p>
      <text:p text:style-name="_2a__20_RA-Content"><text:s text:c="2"/>sed -i '/read -p/d' /usr/share/openstack-foreman-installer/bin/foreman_server.sh</text:p>
      <text:p text:style-name="_2a__20_RA-Content"/>
      <text:p text:style-name="_2a__20_RA-Content">) 2&gt;&amp;1 | /usr/bin/tee -a /root/foreman-posts.log</text:p>
      <text:p text:style-name="_2a__20_RA-Content"/>
      <text:p text:style-name="_2a__20_RA-Content">chvt 1</text:p>
      <text:p text:style-name="_2a__20_RA-Content"/>
      <text:p text:style-name="_2a__20_RA-Content">%end</text:p>
      <text:p text:style-name="_2a__20_RA-Content"/>
      <text:p text:style-name="_2a__20_RA-Content">EOFKS</text:p>
      <text:p text:style-name="_2a__20_RA-Content"/>
      <text:p text:style-name="_2a__20_RA-Content"/>
      <text:p text:style-name="_2a__20_RA-Content">[[ ! -e /store/data/images ]] &amp;&amp; mkdir -p /store/data/images</text:p>
      <text:p text:style-name="_2a__20_RA-Content"/>
      <text:p text:style-name="_2a__20_RA-Content"/>
      <text:p text:style-name="_2a__20_RA-Content">[[ -e foreman.vlock ]] &amp;&amp; {</text:p>
      <text:p text:style-name="_2a__20_RA-Content"/>
      <text:p text:style-name="_2a__20_RA-Content"><text:s text:c="2"/>[[ -e /tmp/floppy-foreman.img ]] &amp;&amp; rm -rf /tmp/floppy-foreman.img</text:p>
      <text:p text:style-name="_2a__20_RA-Content"><text:s text:c="2"/>mkfs.vfat -C /tmp/floppy-foreman.img 1440</text:p>
      <text:p text:style-name="_2a__20_RA-Content"><text:s text:c="2"/>mkdir /tmp/mnt-foreman</text:p>
      <text:p text:style-name="_2a__20_RA-Content"><text:s text:c="2"/>mount -o loop /tmp/floppy-foreman.img /tmp/mnt-foreman</text:p>
      <text:p text:style-name="_2a__20_RA-Content"><text:s text:c="2"/>cp foreman.vlock /tmp/mnt-foreman/versionlock.list</text:p>
      <text:p text:style-name="_2a__20_RA-Content"><text:soft-page-break/><text:s text:c="2"/>sync</text:p>
      <text:p text:style-name="_2a__20_RA-Content"><text:s text:c="2"/>umount /tmp/mnt-foreman</text:p>
      <text:p text:style-name="_2a__20_RA-Content"><text:s text:c="2"/>rmdir /tmp/mnt-foreman</text:p>
      <text:p text:style-name="_2a__20_RA-Content"/>
      <text:p text:style-name="_2a__20_RA-Content"><text:s text:c="2"/>virt-install --name foreman \</text:p>
      <text:p text:style-name="_2a__20_RA-Content"><text:s text:c="4"/>--ram 4096 \</text:p>
      <text:p text:style-name="_2a__20_RA-Content"><text:s text:c="4"/>--vcpus 2 \</text:p>
      <text:p text:style-name="_2a__20_RA-Content"><text:s text:c="4"/>--hvm \</text:p>
      <text:p text:style-name="_2a__20_RA-Content"><text:s text:c="4"/>--os-type linux \</text:p>
      <text:p text:style-name="_2a__20_RA-Content"><text:s text:c="4"/>--os-variant rhel6 \</text:p>
      <text:p text:style-name="_2a__20_RA-Content"><text:s text:c="4"/>--disk /store/data/images/foreman.img,bus=virtio,size=16 \</text:p>
      <text:p text:style-name="_2a__20_RA-Content"><text:s text:c="4"/>--disk /tmp/floppy-foreman.img,device=floppy \</text:p>
      <text:p text:style-name="_2a__20_RA-Content"><text:s text:c="4"/>--network bridge=public \</text:p>
      <text:p text:style-name="_2a__20_RA-Content"><text:s text:c="4"/>--network bridge=provision \</text:p>
      <text:p text:style-name="_2a__20_RA-Content"><text:s text:c="4"/>--initrd-inject /tmp/foreman.ks \</text:p>
      <text:p text:style-name="_2a__20_RA-Content"><text:s text:c="4"/>--extra-args "ks=file:/foreman.ks" \</text:p>
      <text:p text:style-name="_2a__20_RA-Content"><text:s text:c="4"/>--noautoconsole \</text:p>
      <text:p text:style-name="_2a__20_RA-Content"><text:s text:c="4"/>--graphics spice \</text:p>
      <text:p text:style-name="_2a__20_RA-Content"><text:s text:c="4"/>--autostart \</text:p>
      <text:p text:style-name="_2a__20_RA-Content"><text:s text:c="4"/>--location ${location} </text:p>
      <text:p text:style-name="_2a__20_RA-Content"><text:s text:c="2"/>} || {</text:p>
      <text:p text:style-name="_2a__20_RA-Content"/>
      <text:p text:style-name="_2a__20_RA-Content">virt-install --name foreman \</text:p>
      <text:p text:style-name="_2a__20_RA-Content"><text:s text:c="2"/>--ram 4096 \</text:p>
      <text:p text:style-name="_2a__20_RA-Content"><text:s text:c="2"/>--vcpus 2 \</text:p>
      <text:p text:style-name="_2a__20_RA-Content"><text:s text:c="2"/>--hvm \</text:p>
      <text:p text:style-name="_2a__20_RA-Content"><text:s text:c="2"/>--os-type linux \</text:p>
      <text:p text:style-name="_2a__20_RA-Content"><text:s text:c="2"/>--os-variant rhel6 \</text:p>
      <text:p text:style-name="_2a__20_RA-Content"><text:s text:c="2"/>--disk /store/data/images/foreman.img,bus=virtio,size=16 \</text:p>
      <text:p text:style-name="_2a__20_RA-Content"><text:s text:c="2"/>--network bridge=public \</text:p>
      <text:p text:style-name="_2a__20_RA-Content"><text:s text:c="2"/>--network bridge=provision \</text:p>
      <text:p text:style-name="_2a__20_RA-Content"><text:s text:c="2"/>--initrd-inject /tmp/foreman.ks \</text:p>
      <text:p text:style-name="_2a__20_RA-Content"><text:s text:c="2"/>--extra-args "ks=file:/foreman.ks" \</text:p>
      <text:p text:style-name="_2a__20_RA-Content"><text:s text:c="2"/>--noautoconsole \</text:p>
      <text:p text:style-name="_2a__20_RA-Content"><text:s text:c="2"/>--graphics spice \</text:p>
      <text:p text:style-name="_2a__20_RA-Content"><text:s text:c="2"/>--autostart \</text:p>
      <text:p text:style-name="_2a__20_RA-Content"><text:s text:c="2"/>--location ${location}</text:p>
      <text:p text:style-name="_2a__20_RA-Content"><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0193in" fo:margin-bottom="0.0902in"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text-properties fo:font-size="11pt"/>
    </style:style>
    <style:style style:name="sect-default" style:family="paragraph" style:class="text">
      <style:paragraph-properties fo:margin-top="0.0709in" fo:margin-bottom="0.0193in" fo:keep-with-next="always"/>
      <style:text-properties fo:color="#527bbd" style:font-name="Arial" fo:font-weight="bold"/>
    </style:style>
    <style:style style:name="sect0" style:family="paragraph" style:parent-style-name="sect-default" style:master-page-name="">
      <style:paragraph-properties fo:margin-top="0.0783in" fo:margin-bottom="0.0902in" style:page-number="auto" fo:padding="0in" fo:border-left="none" fo:border-right="none" fo:border-top="none" fo:border-bottom="0.0138in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0138in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fo:keep-with-next="always"/>
      <style:text-properties fo:color="#527bbd" style:font-name="Arial" fo:font-weight="bold"/>
    </style:style>
    <style:style style:name="caption" style:family="paragraph" style:class="text">
      <style:paragraph-properties fo:margin-top="0in" fo:margin-bottom="0.028in"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style>
    <style:style style:name="empty" style:family="paragraph">
      <style:paragraph-properties fo:margin-left="0in" fo:margin-right="0in" fo:margin-top="0in" fo:margin-bottom="0in" fo:line-height="0in" fo:text-indent="0in" style:auto-text-indent="false" fo:padding="0in" fo:border="none"/>
    </style:style>
    <style:style style:name="annotationblock" style:family="paragraph">
      <style:paragraph-properties fo:margin-left="0in" fo:margin-right="0in" fo:margin-top="0in" fo:margin-bottom="0in"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style>
    <style:style style:name="asciidoc-hr" style:family="paragraph" style:next-style-name="text-body" style:class="html">
      <style:paragraph-properties fo:line-height="0in" fo:padding="0in" fo:border-left="none" fo:border-right="none" fo:border-top="none" fo:border-bottom="0.0138in solid #c0c0c0"/>
    </style:style>
    <style:style style:name="listingblock" style:family="paragraph">
      <style:paragraph-properties fo:keep-together="auto" fo:background-color="#f8f8f8" fo:padding-left="0.0783in" fo:padding-right="0.0783in" fo:padding-top="0.1181in" fo:padding-bottom="0.1181in" fo:border-left="0.0591in solid #f0f0f0" fo:border-right="0.0043in solid #dddddd" fo:border-top="0.0043in solid #dddddd" fo:border-bottom="0.0043in solid #dddddd" style:shadow="none" style:line-break="normal">
        <style:background-image/>
      </style:paragraph-properties>
      <style:text-properties fo:color="#000080" style:font-name="DejaVu Sans Mono" fo:font-size="10pt"/>
    </style:style>
    <style:style style:name="literalblock" style:family="paragraph">
      <style:paragraph-properties fo:padding-left="0in" fo:padding-right="0in" fo:padding-top="0.0783in" fo:padding-bottom="0.0783in" fo:border-left="0.0008in solid #000000" fo:border-right="none" fo:border-top="none" fo:border-bottom="none"/>
      <style:text-properties fo:color="#000080" style:font-name="DejaVu Sans Mono"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fo:text-indent="0in" style:auto-text-indent="false" fo:background-color="#f8f8f8" fo:padding-left="0.0591in" fo:padding-right="0.0193in" fo:padding-top="0.0193in" fo:padding-bottom="0.0193in" fo:border-left="0.0783in solid #f0f0f0" fo:border-right="0.0161in solid #dddddd" fo:border-top="0.0161in solid #dddddd" fo:border-bottom="0.0161in solid #dddddd" style:shadow="none">
        <style:background-image/>
      </style:paragraph-properties>
      <style:text-properties fo:color="#000080" style:font-name="DejaVu Sans Mono" fo:font-size="10pt"/>
    </style:style>
    <style:style style:name="preamble" style:family="paragraph">
      <style:text-properties fo:font-style="italic"/>
    </style:style>
    <style:style style:name="text-body" style:family="paragraph" style:class="text">
      <style:paragraph-properties fo:margin-top="0in" fo:margin-bottom="0.0835in"/>
    </style:style>
    <style:style style:name="footer" style:family="paragraph" style:class="extra">
      <style:paragraph-properties fo:padding="0in" fo:border-left="none" fo:border-right="none" fo:border-top="0.0008in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0.0492in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shadow="none" fo:keep-with-next="always">
        <style:tab-stops>
          <style:tab-stop style:position="6in" style:type="right"/>
        </style:tab-stops>
      </style:paragraph-properties>
      <style:text-properties style:font-name="Nimbus Sans L"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ans" style:font-name-complex="Lohit Devanagari1"/>
    </style:style>
    <style:style style:name="Caption" style:family="paragraph" style:parent-style-name="Standard" style:class="extra">
      <style:paragraph-properties fo:margin-top="0.0835in" fo:margin-bottom="0.0835in" text:number-lines="false" text:line-number="0"/>
      <style:text-properties style:font-name="DejaVu Sans Mono1"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Liberation Sans" style:font-name-complex="Lohit Devanagari1"/>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size="11pt" style:font-size-asian="11pt" style:font-name-complex="Arial" style:font-size-complex="11pt"/>
    </style:style>
    <style:style style:name="_2a__20_RA-Code" style:display-name="* RA-Code" style:family="paragraph" style:parent-style-name="Standard">
      <style:paragraph-properties fo:margin-left="0.1in" fo:margin-right="0.1in" fo:margin-top="0in" fo:margin-bottom="0in" fo:text-indent="0in" style:auto-text-indent="false" fo:background-color="#ffffcc">
        <style:tab-stops/>
        <style:background-image/>
      </style:paragraph-properties>
      <style:text-properties style:font-name="Liberation Mono"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fo:text-indent="0in" style:auto-text-indent="false" fo:background-color="#ccffff">
        <style:background-image/>
      </style:paragraph-properties>
      <style:text-properties style:font-name="Liberation Mono"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text-properties style:font-name="DejaVu Sans Mono2" fo:font-size="10pt" style:font-name-asian="WenQuanYi Zen Hei Sharp" style:font-size-asian="10pt" style:font-name-complex="Lohit Devanagari2"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style="italic" fo:font-weight="bold" fo:background-color="transparent" style:font-weight-asian="normal"/>
    </style:style>
    <style:style style:name="_2a__20_RA-Generic_20_Entity" style:display-name="* RA-Generic Entity" style:family="text">
      <style:text-properties style:font-name="Liberation Sans2"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0.0591in solid #f0f0f0" fo:border-right="0.0043in solid #dddddd" fo:border-top="0.0043in solid #dddddd" fo:border-bottom="0.0043in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0.028in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9666B501.jpg" xlink:type="simple" xlink:actuate="onLoad" style:position="center center" style:repeat="no-repeat"/>
        <style:columns fo:column-count="1" fo:column-gap="0in"/>
        <style:footnote-sep style:width="0.0071in"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9</text:page-number></text:span><text:span text:style-name="MT1"><text:tab/></text:span></text:p>
      </style:footer>
      <style:footer-left>
        <text:p text:style-name="Footer"><text:span text:style-name="MT2"><text:tab/></text:span><text:span text:style-name="MT2"><text:page-number text:select-page="current">8</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MP2"/>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12-04T11:57:50.61</dc:date>
    <meta:editing-duration>PT2M53S</meta:editing-duration>
    <meta:editing-cycles>5</meta:editing-cycles>
    <meta:generator>OpenOffice/4.1.1$Win32 OpenOffice.org_project/411m6$Build-9775</meta:generator>
    <meta:document-statistic meta:table-count="3" meta:image-count="8" meta:object-count="0" meta:page-count="11" meta:paragraph-count="319" meta:word-count="2082" meta:character-count="15019"/>
  </office:meta>
</office:document-meta>
</file>